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488cm"/>
    </style:style>
    <style:style style:name="Table1.B" style:family="table-column">
      <style:table-column-properties style:column-width="4.5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2.488cm"/>
    </style:style>
    <style:style style:name="Table4.B" style:family="table-column">
      <style:table-column-properties style:column-width="4.524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text-properties fo:language="pt" fo:country="BR" officeooo:paragraph-rsid="001aff17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paragraph-rsid="00abce69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paragraph-rsid="00cbe5f1"/>
    </style:style>
    <style:style style:name="P4" style:family="paragraph" style:parent-style-name="Standard">
      <style:paragraph-properties fo:line-height="115%" fo:text-align="center" style:justify-single-word="false"/>
      <style:text-properties fo:language="pt" fo:country="BR" officeooo:paragraph-rsid="009cfc1b"/>
    </style:style>
    <style:style style:name="P5" style:family="paragraph" style:parent-style-name="Standard">
      <style:paragraph-properties fo:line-height="115%" fo:text-align="center" style:justify-single-word="false"/>
      <style:text-properties fo:language="pt" fo:country="BR" officeooo:paragraph-rsid="00a3d68b"/>
    </style:style>
    <style:style style:name="P6" style:family="paragraph" style:parent-style-name="Standard">
      <style:paragraph-properties fo:line-height="115%" fo:text-align="center" style:justify-single-word="false"/>
      <style:text-properties fo:language="pt" fo:country="BR" fo:font-weight="normal" officeooo:rsid="003e0367" officeooo:paragraph-rsid="00a3d68b" style:font-weight-asian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fo:language="pt" fo:country="BR" fo:font-weight="normal" officeooo:rsid="003e0367" officeooo:paragraph-rsid="00c748e1" style:font-weight-asian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language="pt" fo:country="BR" fo:font-weight="normal" officeooo:rsid="003e0367" officeooo:paragraph-rsid="00aa4b77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language="pt" fo:country="BR" fo:font-weight="normal" officeooo:rsid="003e0367" officeooo:paragraph-rsid="006e14a6" style:font-weight-asian="normal" style:font-weight-complex="normal"/>
    </style:style>
    <style:style style:name="P10" style:family="paragraph" style:parent-style-name="Standard">
      <style:text-properties fo:language="pt" fo:country="BR" fo:font-weight="normal" officeooo:rsid="001d8b56" officeooo:paragraph-rsid="00203abe" style:font-weight-asian="normal" style:font-weight-complex="normal"/>
    </style:style>
    <style:style style:name="P11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d3c970"/>
    </style:style>
    <style:style style:name="P12" style:family="paragraph" style:parent-style-name="Standard">
      <style:text-properties fo:language="pt" fo:country="BR" officeooo:paragraph-rsid="00203abe"/>
    </style:style>
    <style:style style:name="P13" style:family="paragraph" style:parent-style-name="Standard">
      <style:text-properties fo:language="pt" fo:country="BR" officeooo:paragraph-rsid="00d3c970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b61b23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d7eb21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aff17" officeooo:paragraph-rsid="00d7eb2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aff17" officeooo:paragraph-rsid="00b61b2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3e0367" officeooo:paragraph-rsid="00d97912" style:font-size-asian="12pt" style:font-weight-asian="normal" style:font-size-complex="12pt" style:font-weight-complex="normal"/>
    </style:style>
    <style:style style:name="P19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dd4d3f" style:font-name-asian="Times New Roman1" style:font-size-asian="12pt" style:language-asian="pt" style:country-asian="PT" style:font-name-complex="Arial1" style:font-size-complex="12pt"/>
    </style:style>
    <style:style style:name="P20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dd4d3f" style:font-size-asian="14pt" style:font-weight-asian="bold" style:font-size-complex="15pt"/>
    </style:style>
    <style:style style:name="P2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dd4d3f" style:font-size-asian="14pt" style:font-weight-asian="bold" style:font-name-complex="Arial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fo:font-weight="bold" officeooo:rsid="00ab2859" officeooo:paragraph-rsid="00cbe5f1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fo:font-weight="bold" officeooo:rsid="00a7699a" officeooo:paragraph-rsid="00cbe5f1" style:font-weight-asian="bold" style:font-weight-complex="bold"/>
    </style:style>
    <style:style style:name="P24" style:family="paragraph" style:parent-style-name="Footer">
      <style:paragraph-properties fo:line-height="115%" fo:text-align="center" style:justify-single-word="false"/>
      <style:text-properties fo:font-size="12pt" officeooo:paragraph-rsid="00dd4d3f" style:font-size-asian="12pt" style:font-size-complex="12pt"/>
    </style:style>
    <style:style style:name="P25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dd4d3f" style:font-size-asian="12pt" style:font-weight-asian="normal" style:font-size-complex="12pt" style:font-weight-complex="normal"/>
    </style:style>
    <style:style style:name="P26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dd4d3f"/>
    </style:style>
    <style:style style:name="P27" style:family="paragraph" style:parent-style-name="Heading_20_1">
      <style:paragraph-properties fo:text-align="end" style:justify-single-word="false"/>
      <style:text-properties fo:font-size="2pt" fo:language="pt" fo:country="BR" officeooo:paragraph-rsid="00de91c9" style:font-size-asian="1.75pt" style:font-size-complex="2pt"/>
    </style:style>
    <style:style style:name="P28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de91c9" officeooo:paragraph-rsid="00de91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dd4d3f" style:font-size-asian="4.34999990463257pt" style:font-weight-asian="bold" style:font-size-complex="5pt"/>
    </style:style>
    <style:style style:name="P30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dd4d3f" style:font-size-asian="14pt" style:font-weight-asian="bold" style:font-size-complex="15pt"/>
    </style:style>
    <style:style style:name="P31" style:family="paragraph" style:parent-style-name="Standard">
      <style:paragraph-properties fo:line-height="115%" fo:text-align="justify" style:justify-single-word="false"/>
      <style:text-properties fo:language="pt" fo:country="BR" fo:font-weight="normal" officeooo:rsid="003e0367" officeooo:paragraph-rsid="009cfc1b" style:font-weight-asian="normal" style:font-weight-complex="normal"/>
    </style:style>
    <style:style style:name="P32" style:family="paragraph" style:parent-style-name="Standard">
      <style:text-properties officeooo:paragraph-rsid="00de91c9"/>
    </style:style>
    <style:style style:name="P33" style:family="paragraph" style:parent-style-name="Standard">
      <style:paragraph-properties fo:margin-left="3.752cm" fo:margin-right="0cm" fo:line-height="115%" fo:text-align="center" style:justify-single-word="false" fo:text-indent="0cm" style:auto-text-indent="false"/>
      <style:text-properties fo:language="pt" fo:country="BR" fo:font-weight="bold" officeooo:rsid="001f7d39" officeooo:paragraph-rsid="00dd4d3f" style:font-weight-asian="bold" style:font-weight-complex="bold"/>
    </style:style>
    <style:style style:name="P34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4pt" fo:font-weight="bold" officeooo:rsid="00dd4d3f" officeooo:paragraph-rsid="00de91c9" style:font-name-asian="Calibri1" style:font-size-asian="14pt" style:font-weight-asian="bold" style:font-name-complex="Times New Roman1" style:font-size-complex="15pt"/>
    </style:style>
    <style:style style:name="P35" style:family="paragraph" style:parent-style-name="Table_20_Contents">
      <style:text-properties fo:language="pt" fo:country="BR" officeooo:paragraph-rsid="00de91c9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officeooo:rsid="00dd4d3f"/>
    </style:style>
    <style:style style:name="T4" style:family="text">
      <style:text-properties officeooo:rsid="001825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252d" style:font-weight-asian="bold" style:font-weight-complex="bold"/>
    </style:style>
    <style:style style:name="T7" style:family="text">
      <style:text-properties fo:font-weight="bold" officeooo:rsid="003e0367" style:font-weight-asian="bold" style:font-weight-complex="bold"/>
    </style:style>
    <style:style style:name="T8" style:family="text">
      <style:text-properties fo:font-weight="bold" officeooo:rsid="009df438" style:font-weight-asian="bold" style:font-weight-complex="bold"/>
    </style:style>
    <style:style style:name="T9" style:family="text">
      <style:text-properties fo:font-weight="bold" officeooo:rsid="00ab2859" style:font-weight-asian="bold" style:font-weight-complex="bold"/>
    </style:style>
    <style:style style:name="T10" style:family="text">
      <style:text-properties fo:font-weight="bold" officeooo:rsid="009601ae" style:font-weight-asian="bold" style:font-weight-complex="bold"/>
    </style:style>
    <style:style style:name="T11" style:family="text">
      <style:text-properties fo:font-weight="bold" officeooo:rsid="001e8de6" style:font-weight-asian="bold" style:font-weight-complex="bold"/>
    </style:style>
    <style:style style:name="T12" style:family="text">
      <style:text-properties fo:font-weight="bold" officeooo:rsid="0026929a" style:font-weight-asian="bold" style:font-weight-complex="bold"/>
    </style:style>
    <style:style style:name="T13" style:family="text">
      <style:text-properties fo:font-weight="bold" officeooo:rsid="003ac96b" style:font-weight-asian="bold" style:font-weight-complex="bold"/>
    </style:style>
    <style:style style:name="T14" style:family="text">
      <style:text-properties fo:font-weight="bold" officeooo:rsid="00314f83" style:font-weight-asian="bold" style:font-weight-complex="bold"/>
    </style:style>
    <style:style style:name="T15" style:family="text">
      <style:text-properties officeooo:rsid="00c84218"/>
    </style:style>
    <style:style style:name="T16" style:family="text">
      <style:text-properties officeooo:rsid="001aff17"/>
    </style:style>
    <style:style style:name="T17" style:family="text">
      <style:text-properties fo:language="pt" fo:country="BR" officeooo:rsid="001f7d39"/>
    </style:style>
    <style:style style:name="T18" style:family="text">
      <style:text-properties fo:language="pt" fo:country="BR" officeooo:rsid="001ef013"/>
    </style:style>
    <style:style style:name="T19" style:family="text">
      <style:text-properties fo:language="pt" fo:country="BR" officeooo:rsid="002ff9a2"/>
    </style:style>
    <style:style style:name="T20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6415_4045591709"/><text:bookmark-start text:name="__DdeLink__15796_2961362892"/><text:bookmark-start text:name="__DdeLink__24771_4045591709"/><text:bookmark-start text:name="__DdeLink__1790_3846985925"/><text:placeholder text:placeholder-type="text">&lt;for each="academiclevel in (academic_level or '')"&gt;</text:placeholder><text:bookmark-end text:name="__DdeLink__6415_4045591709"/><text:bookmark-end text:name="__DdeLink__15796_2961362892"/><text:bookmark-end text:name="__DdeLink__24771_4045591709"/><text:bookmark-end text:name="__DdeLink__1790_3846985925"/></text:p>
      <text:p text:style-name="P2"><text:placeholder text:placeholder-type="text">&lt;for each="area in (academiclevel.area or '')"&gt;</text:placeholder></text:p>
      <text:p text:style-name="P14"><text:placeholder text:placeholder-type="text">&lt;if test="area"&gt;</text:placeholder></text:p>
      <text:p text:style-name="P4"><text:span text:style-name="T6">Á</text:span><text:span text:style-name="T9">rea</text:span><text:bookmark-start text:name="__DdeLink__25070_4045591709"/><text:bookmark-start text:name="__DdeLink__16028_2961362892"/><text:bookmark-start text:name="__DdeLink__6747_40455917091"/><text:bookmark-start text:name="__DdeLink__3756_40455917091"/><text:span text:style-name="T6">:</text:span><text:span text:style-name="T4"> </text:span><text:bookmark-start text:name="__DdeLink__4743_40455917091"/><text:bookmark-start text:name="__DdeLink__4754_40455917091"/><text:bookmark-start text:name="__DdeLink__4734_40455917092"/><text:bookmark-start text:name="__DdeLink__1349_384698592531"/><text:bookmark-end text:name="__DdeLink__6747_40455917091"/><text:bookmark-end text:name="__DdeLink__3756_40455917091"/><text:placeholder text:placeholder-type="text" text:description="Nome">&lt;area.name&gt;</text:placeholder><text:bookmark-end text:name="__DdeLink__16028_2961362892"/><text:bookmark-end text:name="__DdeLink__4743_40455917091"/><text:bookmark-end text:name="__DdeLink__4754_40455917091"/><text:bookmark-end text:name="__DdeLink__4734_40455917092"/><text:bookmark-end text:name="__DdeLink__1349_384698592531"/></text:p>
      <text:p text:style-name="P16"><text:placeholder text:placeholder-type="text">&lt;/if&gt;</text:placeholder></text:p>
      <text:p text:style-name="P15"><text:bookmark text:name="__DdeLink__15823_2961362892"/><text:placeholder text:placeholder-type="text">&lt;if test="area.course"&gt;</text:placeholder><text:bookmark-start text:name="__DdeLink__15892_296136289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CURSO</text:p>
          </table:table-cell>
          <table:table-cell table:style-name="Table1.B1" office:value-type="string">
            <text:p text:style-name="P23">CLASSE</text:p>
          </table:table-cell>
        </table:table-row>
      </table:table>
      <text:p text:style-name="P3"><text:placeholder text:placeholder-type="text">&lt;for each="course in (area.course or '')"&gt;</text:placeholder></text:p>
      <table:table table:name="Table4" table:style-name="Table4">
        <table:table-column table:style-name="Table4.A"/>
        <table:table-column table:style-name="Table4.B"/>
        <table:table-row table:style-name="TableLine93864742784768">
          <table:table-cell table:style-name="Table4.A1" office:value-type="string">
            <text:p text:style-name="P5"><text:placeholder text:placeholder-type="text" text:description="Nome">&lt;course.name&gt;</text:placeholder></text:p>
          </table:table-cell>
          <table:table-cell table:style-name="Table4.B1" office:value-type="string">
            <text:p text:style-name="P6"><text:placeholder text:placeholder-type="text">&lt;for each="classe in (course.course_classe or '')"&gt;</text:placeholder></text:p>
            <text:p text:style-name="P7"><text:bookmark-start text:name="__DdeLink__15247_309592696"/><text:placeholder text:placeholder-type="text" text:description="Nome">&lt;classe.classe.name&gt;</text:placeholder><text:bookmark-end text:name="__DdeLink__15247_309592696"/><text:s/><text:span text:style-name="T5">- </text:span><text:placeholder text:placeholder-type="text" text:description="Nome">&lt;classe.course_year&gt;</text:placeholder><text:s/><text:span text:style-name="T15">Ano</text:span></text:p>
            <text:p text:style-name="P8"><text:placeholder text:placeholder-type="text">&lt;/for&gt;</text:placeholder></text:p>
          </table:table-cell>
        </table:table-row>
      </table:table>
      <text:p text:style-name="P9"><text:bookmark-start text:name="__DdeLink__4479_2961362892"/><text:bookmark-end text:name="__DdeLink__15892_2961362892"/><text:bookmark text:name="__DdeLink__25790_4045591709"/><text:bookmark-end text:name="__DdeLink__25070_4045591709"/><text:placeholder text:placeholder-type="text">&lt;/for&gt;</text:placeholder><text:bookmark-end text:name="__DdeLink__4479_2961362892"/><text:bookmark text:name="__DdeLink__4734_404559170911"/><text:bookmark text:name="__DdeLink__23915_40455917091"/></text:p>
      <text:p text:style-name="P17"><text:placeholder text:placeholder-type="text">&lt;/if&gt;</text:placeholder></text:p>
      <text:p text:style-name="P18"><text:span text:style-name="T16"><text:placeholder text:placeholder-type="text">&lt;if test="area.description"&gt;</text:placeholder></text:span><text:span text:style-name="T8">Descrição</text:span><text:span text:style-name="T6">: </text:span><text:bookmark-start text:name="__DdeLink__1349_3846985925321"/><text:placeholder text:placeholder-type="text" text:description="Nome">&lt;area.description&gt;</text:placeholder><text:bookmark-end text:name="__DdeLink__1349_3846985925321"/><text:span text:style-name="T16"><text:placeholder text:placeholder-type="text">&lt;/if&gt;</text:placeholder></text:span></text:p>
      <text:p text:style-name="P31"><text:placeholder text:placeholder-type="text">&lt;/for&gt;</text:placeholder></text:p>
      <text:p text:style-name="P25"/>
      <text:p text:style-name="P24"><text:span text:style-name="T18">O</text:span><text:span text:style-name="T17">(a)</text:span><text:span text:style-name="T18"> </text:span><text:span text:style-name="T19">Subdiretor</text:span><text:span text:style-name="T17">(a)</text:span><text:span text:style-name="T18"> Pedagógico</text:span><text:span text:style-name="T17">(a)</text:span></text:p>
      <text:p text:style-name="P26"><text:tab/></text:p>
      <text:p text:style-name="P33"/>
      <text:p text:style-name="P11"><text:bookmark-start text:name="__DdeLink__24527_828489293"/><text:span text:style-name="T10">Documento </text:span><text:bookmark-start text:name="__DdeLink__1831_38469859251"/><text:span text:style-name="T10">g</text:span><text:bookmark-end text:name="__DdeLink__1831_38469859251"/><text:span text:style-name="T7">erado</text:span><text:bookmark-end text:name="__DdeLink__24527_828489293"/><text:span text:style-name="T7"> a</text:span><text:span text:style-name="T5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2"><text:bookmark-start text:name="__DdeLink__6741_4045591709"/><text:bookmark-start text:name="__DdeLink__25040_4045591709"/><text:bookmark-start text:name="__DdeLink__24193_828489293"/><text:placeholder text:placeholder-type="text">&lt;/for&gt;</text:placeholder><text:bookmark-end text:name="__DdeLink__6741_4045591709"/><text:bookmark-end text:name="__DdeLink__25040_4045591709"/><text:bookmark-end text:name="__DdeLink__24193_828489293"/></text:p>
      <text:p text:style-name="P13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de91c9"/>
    </style:style>
    <style:style style:name="MP2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4pt" fo:font-weight="bold" officeooo:rsid="00dd4d3f" officeooo:paragraph-rsid="00de91c9" style:font-name-asian="Calibri1" style:font-size-asian="14pt" style:font-weight-asian="bold" style:font-name-complex="Times New Roman1" style:font-size-complex="15pt"/>
    </style:style>
    <style:style style:name="MP3" style:family="paragraph" style:parent-style-name="Table_20_Contents">
      <style:text-properties fo:language="pt" fo:country="BR" officeooo:paragraph-rsid="00de91c9"/>
    </style:style>
    <style:style style:name="MP4" style:family="paragraph" style:parent-style-name="Heading_20_1">
      <style:paragraph-properties fo:text-align="end" style:justify-single-word="false"/>
      <style:text-properties fo:font-size="2pt" fo:language="pt" fo:country="BR" officeooo:paragraph-rsid="00de91c9" style:font-size-asian="1.75pt" style:font-size-complex="2pt"/>
    </style:style>
    <style:style style:name="MP5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de91c9" officeooo:paragraph-rsid="00de91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MT2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3"/>
            </table:table-cell>
            <table:table-cell table:style-name="Table10.B1" office:value-type="string">
              <text:p text:style-name="MP4"/>
              <text:p text:style-name="MP5"><text:span text:style-name="MT2">N</text:span>ÍVEL ACADÊMICO</text:p>
            </table:table-cell>
          </table:table-row>
        </table:table>
        <text:p text:style-name="MP2"/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92</meta:editing-cycles>
    <meta:editing-duration>PT10H20M46S</meta:editing-duration>
    <dc:date>2024-08-08T21:16:20.067800494</dc:date>
    <meta:generator>LibreOffice/6.4.7.2$Linux_X86_64 LibreOffice_project/40$Build-2</meta:generator>
    <meta:document-statistic meta:table-count="3" meta:image-count="1" meta:object-count="0" meta:page-count="1" meta:paragraph-count="22" meta:word-count="56" meta:character-count="543" meta:non-whitespace-character-count="507"/>
  </office:meta>
</office:document-meta>
</file>